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512cm" fo:min-width="0.479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.671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2.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cm" svg:height="0.762cm" svg:x="10.663cm" svg:y="1.898cm">
          <text:p text:style-name="P1"><text:span text:style-name="T1">"Washingto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4cm" svg:height="0.762cm" svg:x="10.663cm" svg:y="2.653cm">
          <text:p text:style-name="P1"><text:span text:style-name="T1">"Adam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4cm" svg:height="0.762cm" svg:x="10.668cm" svg:y="3.408cm">
          <text:p text:style-name="P1"><text:span text:style-name="T1">"Jefferson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4cm" svg:height="0.762cm" svg:x="10.668cm" svg:y="4.163cm">
          <text:p text:style-name="P1"><text:span text:style-name="T1">"M</text:span><text:span text:style-name="T1">ad</text:span><text:span text:style-name="T1">is</text:span><text:span text:style-name="T1">on</text:span><text:span text:style-name="T1">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25cm" svg:x="9.578cm" svg:y="1.196cm">
          <draw:text-box>
            <text:p><text:span text:style-name="T2">key</text:span></text:p>
          </draw:text-box>
        </draw:frame>
        <draw:custom-shape draw:style-name="gr3" draw:text-style-name="P4" draw:layer="layout" svg:width="0.979cm" svg:height="0.762cm" svg:x="9.675cm" svg:y="1.89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79cm" svg:height="0.762cm" svg:x="9.675cm" svg:y="2.65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79cm" svg:height="0.762cm" svg:x="9.676cm" svg:y="3.40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79cm" svg:height="0.762cm" svg:x="9.676cm" svg:y="4.1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01cm" svg:height="0.725cm" svg:x="11.64cm" svg:y="1.197cm">
          <draw:text-box>
            <text:p><text:span text:style-name="T2">value</text:span></text:p>
          </draw:text-box>
        </draw:frame>
        <draw:custom-shape draw:style-name="gr1" draw:text-style-name="P2" draw:layer="layout" svg:width="3.54cm" svg:height="0.762cm" svg:x="10.667cm" svg:y="4.909cm">
          <text:p text:style-name="P1"><text:span text:style-name="T1">"Monroe"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79cm" svg:height="0.762cm" svg:x="9.676cm" svg:y="4.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1cm" svg:height="0.762cm" svg:x="4.794cm" svg:y="2.307cm">
          <text:p text:style-name="P1"><text:span text:style-name="T1">"Washington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1cm" svg:height="0.762cm" svg:x="4.794cm" svg:y="3.062cm">
          <text:p text:style-name="P1"><text:span text:style-name="T1">"Adams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1cm" svg:height="0.762cm" svg:x="4.798cm" svg:y="3.817cm">
          <text:p text:style-name="P1"><text:span text:style-name="T1">"Jefferson"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1cm" svg:height="0.762cm" svg:x="4.798cm" svg:y="4.572cm">
          <text:p text:style-name="P1"><text:span text:style-name="T1">"Madison"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cm" svg:height="0.762cm" svg:x="4.798cm" svg:y="5.318cm">
          <text:p text:style-name="P1"><text:span text:style-name="T1">"Monroe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555cm" svg:height="0.725cm" svg:x="4.13cm" svg:y="2.324cm">
          <draw:text-box>
            <text:p><text:span text:style-name="T2">0</text:span></text:p>
          </draw:text-box>
        </draw:frame>
        <draw:frame draw:style-name="gr2" draw:text-style-name="P3" draw:layer="layout" svg:width="0.555cm" svg:height="0.725cm" svg:x="4.131cm" svg:y="3.097cm">
          <draw:text-box>
            <text:p><text:span text:style-name="T2">1</text:span></text:p>
          </draw:text-box>
        </draw:frame>
        <draw:frame draw:style-name="gr2" draw:text-style-name="P3" draw:layer="layout" svg:width="0.555cm" svg:height="0.725cm" svg:x="4.131cm" svg:y="3.855cm">
          <draw:text-box>
            <text:p><text:span text:style-name="T2">2</text:span></text:p>
          </draw:text-box>
        </draw:frame>
        <draw:frame draw:style-name="gr2" draw:text-style-name="P3" draw:layer="layout" svg:width="0.555cm" svg:height="0.725cm" svg:x="4.131cm" svg:y="4.597cm">
          <draw:text-box>
            <text:p><text:span text:style-name="T2">3</text:span></text:p>
          </draw:text-box>
        </draw:frame>
        <draw:frame draw:style-name="gr2" draw:text-style-name="P3" draw:layer="layout" svg:width="0.555cm" svg:height="0.725cm" svg:x="4.131cm" svg:y="5.397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1T16:26:39.521457615</dc:date>
    <meta:editing-duration>PT1H27M26S</meta:editing-duration>
    <meta:editing-cycles>11</meta:editing-cycles>
    <meta:generator>LibreOffice/6.0.7.3$Linux_X86_64 LibreOffice_project/00m0$Build-3</meta:generator>
    <meta:document-statistic meta:object-count="22"/>
  </office:meta>
</office:document-meta>
</file>